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dee6ef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5983b0" draw:fill-color="#b4c7dc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marker-start="CF_20_Zero_20_Many" draw:marker-end="CF_20_Only_20_One" draw:textarea-vertical-align="middle" draw:shadow-offset-x="0.203cm" draw:shadow-offset-y="0.203cm" loext:decorative="false"/>
    </style:style>
    <style:style style:name="gr4" style:family="graphic" style:parent-style-name="standard">
      <style:graphic-properties svg:stroke-color="#00a933" draw:fill-color="#dde8cb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a933" draw:fill-color="#afd095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800080" draw:fill-color="#e0c2cd" draw:textarea-horizontal-align="justify" draw:textarea-vertical-align="top" draw:auto-grow-height="false" fo:min-height="0.385cm" fo:min-width="2.67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800080" draw:fill-color="#bf819e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-color="#dee6ef"/>
      <style:paragraph-properties fo:text-align="start" style:writing-mode="lr-tb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b4c7dc"/>
      <style:paragraph-properties fo:text-align="center" style:writing-mode="lr-tb"/>
      <style:text-properties fo:font-size="10pt"/>
    </style:style>
    <style:style style:name="P5" style:family="paragraph">
      <style:paragraph-properties fo:text-align="start"/>
      <style:text-properties fo:font-size="10pt" fo:font-weight="bold"/>
    </style:style>
    <style:style style:name="P6" style:family="paragraph">
      <loext:graphic-properties draw:fill-color="#dee6ef"/>
      <style:paragraph-properties fo:text-align="start" style:writing-mode="lr-tb"/>
      <style:text-properties fo:font-size="10pt" fo:font-weight="bold"/>
    </style:style>
    <style:style style:name="P7" style:family="paragraph">
      <style:paragraph-properties fo:text-align="start"/>
      <style:text-properties fo:font-size="10pt" fo:font-style="italic" fo:font-weight="bold" style:font-style-asian="italic" style:font-style-complex="italic"/>
    </style:style>
    <style:style style:name="P8" style:family="paragraph">
      <loext:graphic-properties draw:fill-color="#dee6ef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0pt" fo:font-style="italic"/>
    </style:style>
    <style:style style:name="P11" style:family="paragraph">
      <loext:graphic-properties draw:fill-color="#dde8cb"/>
      <style:paragraph-properties fo:text-align="start" style:writing-mode="lr-tb"/>
      <style:text-properties fo:font-size="10pt" fo:font-style="italic"/>
    </style:style>
    <style:style style:name="P12" style:family="paragraph">
      <loext:graphic-properties draw:fill-color="#afd095"/>
      <style:paragraph-properties fo:text-align="center" style:writing-mode="lr-tb"/>
      <style:text-properties fo:font-size="10pt"/>
    </style:style>
    <style:style style:name="P13" style:family="paragraph">
      <loext:graphic-properties draw:fill-color="#dde8cb"/>
      <style:paragraph-properties fo:text-align="start" style:writing-mode="lr-tb"/>
      <style:text-properties fo:font-size="10pt" fo:font-weight="bold"/>
    </style:style>
    <style:style style:name="P14" style:family="paragraph">
      <loext:graphic-properties draw:fill-color="#dde8cb"/>
      <style:paragraph-properties fo:text-align="start" style:writing-mode="lr-tb"/>
      <style:text-properties fo:font-size="10pt"/>
    </style:style>
    <style:style style:name="P15" style:family="paragraph">
      <style:paragraph-properties fo:text-align="start"/>
      <style:text-properties fo:font-size="10pt" fo:font-style="normal"/>
    </style:style>
    <style:style style:name="P16" style:family="paragraph">
      <loext:graphic-properties draw:fill-color="#dde8cb"/>
      <style:paragraph-properties fo:text-align="start" style:writing-mode="lr-tb"/>
      <style:text-properties fo:font-size="10pt" fo:font-style="normal"/>
    </style:style>
    <style:style style:name="P17" style:family="paragraph">
      <style:paragraph-properties fo:text-align="start"/>
      <style:text-properties fo:font-size="10pt" fo:font-style="italic" fo:font-weight="bold" style:font-weight-asian="bold" style:font-weight-complex="bold"/>
    </style:style>
    <style:style style:name="P18" style:family="paragraph">
      <loext:graphic-properties draw:fill-color="#dde8cb"/>
      <style:paragraph-properties fo:text-align="start" style:writing-mode="lr-tb"/>
      <style:text-properties fo:font-size="10pt" fo:font-style="italic" fo:font-weight="bold" style:font-weight-asian="bold" style:font-weight-complex="bold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afd095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-color="#dde8cb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P22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P23" style:family="paragraph">
      <loext:graphic-properties draw:fill-color="#dde8cb"/>
      <style:paragraph-properties fo:text-align="start" style:writing-mode="lr-tb"/>
      <style:text-properties fo:font-size="9pt" fo:font-style="italic" style:font-size-asian="9pt" style:font-style-asian="italic" style:font-size-complex="9pt" style:font-style-complex="italic"/>
    </style:style>
    <style:style style:name="P24" style:family="paragraph">
      <loext:graphic-properties draw:fill-color="#e0c2cd"/>
      <style:paragraph-properties fo:text-align="start" style:writing-mode="lr-tb"/>
      <style:text-properties fo:font-size="10pt" fo:font-style="italic"/>
    </style:style>
    <style:style style:name="P25" style:family="paragraph">
      <loext:graphic-properties draw:fill-color="#bf819e"/>
      <style:paragraph-properties fo:text-align="center" style:writing-mode="lr-tb"/>
      <style:text-properties fo:font-size="10pt"/>
    </style:style>
    <style:style style:name="P26" style:family="paragraph">
      <loext:graphic-properties draw:fill-color="#e0c2cd"/>
      <style:paragraph-properties fo:text-align="start" style:writing-mode="lr-tb"/>
      <style:text-properties fo:font-size="10pt" fo:font-weight="bold"/>
    </style:style>
    <style:style style:name="P27" style:family="paragraph">
      <loext:graphic-properties draw:fill-color="#e0c2cd"/>
      <style:paragraph-properties fo:text-align="start" style:writing-mode="lr-tb"/>
      <style:text-properties fo:font-size="10pt"/>
    </style:style>
    <style:style style:name="P28" style:family="paragraph">
      <loext:graphic-properties draw:fill-color="#e0c2cd"/>
      <style:paragraph-properties fo:text-align="start" style:writing-mode="lr-tb"/>
      <style:text-properties fo:font-size="10pt" fo:font-style="normal"/>
    </style:style>
    <style:style style:name="P29" style:family="paragraph">
      <style:paragraph-properties fo:text-align="start"/>
      <style:text-properties fo:font-size="10pt" fo:font-style="italic" fo:font-weight="bold"/>
    </style:style>
    <style:style style:name="P30" style:family="paragraph">
      <loext:graphic-properties draw:fill-color="#e0c2cd"/>
      <style:paragraph-properties fo:text-align="start" style:writing-mode="lr-tb"/>
      <style:text-properties fo:font-size="10pt" fo:font-style="italic" fo:font-weight="bold"/>
    </style:style>
    <style:style style:name="P31" style:family="paragraph">
      <style:paragraph-properties fo:text-align="center"/>
      <style:text-properties fo:font-size="9pt"/>
    </style:style>
    <style:style style:name="P32" style:family="paragraph">
      <loext:graphic-properties draw:fill-color="#bf819e"/>
      <style:paragraph-properties fo:text-align="center" style:writing-mode="lr-tb"/>
      <style:text-properties fo:font-size="9pt"/>
    </style:style>
    <style:style style:name="P33" style:family="paragraph">
      <loext:graphic-properties draw:fill-color="#e0c2cd"/>
      <style:paragraph-properties fo:text-align="start" style:writing-mode="lr-tb"/>
      <style:text-properties fo:font-size="10pt" fo:font-style="italic" fo:font-weight="bold" style:font-style-asian="italic" style:font-style-complex="italic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style="italic" fo:font-weight="bold" style:font-style-asian="italic" style:font-style-complex="italic"/>
    </style:style>
    <style:style style:name="T4" style:family="text">
      <style:text-properties fo:font-size="10pt" fo:font-style="italic"/>
    </style:style>
    <style:style style:name="T5" style:family="text">
      <style:text-properties fo:font-size="10pt" fo:font-style="normal"/>
    </style:style>
    <style:style style:name="T6" style:family="text">
      <style:text-properties fo:font-size="10pt" fo:font-style="italic"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fo:font-style="italic" fo:font-weight="bold"/>
    </style:style>
    <style:style style:name="T10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635cm" svg:x="6.08cm" svg:y="4.493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6.08cm" svg:y="3.223cm">
          <text:p text:style-name="P3"><text:span text:style-name="T1">Employe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" draw:id="id2" draw:layer="layout" svg:width="3.175cm" svg:height="0.635cm" svg:x="6.08cm" svg:y="3.858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11.16cm" svg:y="5.128cm">
          <text:p text:style-name="P1"><text:span text:style-name="T1">HoursWork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0.635cm" svg:x="11.16cm" svg:y="3.223cm">
          <text:p text:style-name="P3"><text:span text:style-name="T1">Timecard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" draw:id="id1" draw:layer="layout" svg:width="3.175cm" svg:height="0.635cm" svg:x="11.16cm" svg:y="3.858cm">
          <text:p text:style-name="P7"><text:span text:style-name="T3">EmployeeI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175cm" svg:height="0.635cm" svg:x="11.16cm" svg:y="4.493cm">
          <text:p text:style-name="P5"><text:span text:style-name="T2">DateWorke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16cm" svg:y1="4.175cm" svg:x2="9.255cm" svg:y2="4.175cm" draw:start-shape="id1" draw:start-glue-point="3" draw:end-shape="id2" draw:end-glue-point="1" svg:d="M11160 4175h-1905" svg:viewBox="0 0 1906 1">
          <text:p/>
        </draw:connector>
        <draw:custom-shape draw:style-name="gr4" draw:text-style-name="P11" xml:id="id3" draw:id="id3" draw:layer="layout" svg:width="3.175cm" svg:height="0.635cm" svg:x="6.08cm" svg:y="8.62cm">
          <text:p text:style-name="P10"><text:span text:style-name="T4">SupplierId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6.08cm" svg:y="7.35cm">
          <text:p text:style-name="P3"><text:span text:style-name="T1">SupplyOr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6" draw:id="id6" draw:layer="layout" svg:width="3.175cm" svg:height="0.635cm" svg:x="6.08cm" svg:y="7.98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175cm" svg:height="0.635cm" svg:x="6.08cm" svg:y="9.255cm">
          <text:p text:style-name="P1"><text:span text:style-name="T1">Expected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175cm" svg:height="0.635cm" svg:x="6.08cm" svg:y="9.89cm">
          <text:p text:style-name="P1"><text:span text:style-name="T1">Delivered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6.08cm" svg:y="12.748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6.08cm" svg:y="11.478cm">
          <text:p text:style-name="P3"><text:span text:style-name="T1">Suppli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4" draw:id="id4" draw:layer="layout" svg:width="3.175cm" svg:height="0.635cm" svg:x="6.08cm" svg:y="12.113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08cm" svg:y1="8.937cm" svg:x2="6.08cm" svg:y2="12.43cm" draw:start-shape="id3" draw:start-glue-point="3" draw:end-shape="id4" draw:end-glue-point="3" svg:d="M6080 8937h-502v3493h502" svg:viewBox="0 0 503 3494">
          <text:p/>
        </draw:connector>
        <draw:custom-shape draw:style-name="gr4" draw:text-style-name="P18" xml:id="id8" draw:id="id8" draw:layer="layout" svg:width="3.175cm" svg:height="0.635cm" svg:x="11.16cm" svg:y="8.62cm">
          <text:p text:style-name="P17"><text:span text:style-name="T6">SupplyId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3.175cm" svg:height="0.635cm" svg:x="11.16cm" svg:y="7.35cm">
          <text:p text:style-name="P19"><text:span text:style-name="T7">SupplyOrderLi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xml:id="id5" draw:id="id5" draw:layer="layout" svg:width="3.175cm" svg:height="0.635cm" svg:x="11.16cm" svg:y="7.985cm">
          <text:p text:style-name="P7"><text:span text:style-name="T3">Order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16cm" svg:y1="8.302cm" svg:x2="9.255cm" svg:y2="8.302cm" draw:start-shape="id5" draw:start-glue-point="3" draw:end-shape="id6" draw:end-glue-point="1" svg:d="M11160 8302h-1905" svg:viewBox="0 0 1906 1">
          <text:p/>
        </draw:connector>
        <draw:custom-shape draw:style-name="gr4" draw:text-style-name="P16" draw:layer="layout" svg:width="3.175cm" svg:height="0.635cm" svg:x="11.16cm" svg:y="12.748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175cm" svg:height="0.635cm" svg:x="11.16cm" svg:y="11.478cm">
          <text:p text:style-name="P3"><text:span text:style-name="T1">Supplie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xml:id="id9" draw:id="id9" draw:layer="layout" svg:width="3.175cm" svg:height="0.635cm" svg:x="11.16cm" svg:y="12.113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3.175cm" svg:height="0.635cm" svg:x="11.16cm" svg:y="14.018cm">
          <text:p text:style-name="P22"><text:span text:style-name="T8">PreferredSupplier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11.16cm" svg:y="13.383cm">
          <text:p text:style-name="P15"><text:span text:style-name="T5">Qua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svg:x1="11.16cm" svg:y1="14.335cm" svg:x2="9.255cm" svg:y2="12.43cm" draw:start-shape="id7" draw:start-glue-point="3" draw:end-shape="id4" draw:end-glue-point="1" svg:d="M11160 14335h-953v-1905h-952" svg:viewBox="0 0 1906 1906">
          <text:p/>
        </draw:connector>
        <draw:connector draw:style-name="gr3" draw:text-style-name="P9" draw:layer="layout" svg:x1="14.335cm" svg:y1="8.937cm" svg:x2="14.335cm" svg:y2="12.43cm" draw:start-shape="id8" draw:start-glue-point="1" draw:end-shape="id9" draw:end-glue-point="1" svg:d="M14335 8937h500v3493h-500" svg:viewBox="0 0 501 3494">
          <text:p/>
        </draw:connector>
        <draw:custom-shape draw:style-name="gr6" draw:text-style-name="P24" xml:id="id10" draw:id="id10" draw:layer="layout" svg:width="3.175cm" svg:height="0.635cm" svg:x="6.08cm" svg:y="17.51cm">
          <text:p text:style-name="P10"><text:span text:style-name="T4">DistributorId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6.08cm" svg:y="16.24cm">
          <text:p text:style-name="P3"><text:span text:style-name="T1">ProductOrder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5" draw:id="id15" draw:layer="layout" svg:width="3.175cm" svg:height="0.635cm" svg:x="6.08cm" svg:y="16.8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8.145cm">
          <text:p text:style-name="P1"><text:span text:style-name="T1">DatePlaced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8.78cm">
          <text:p text:style-name="P1"><text:span text:style-name="T1">Carrier</text:span></text:p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3.175cm" svg:height="0.635cm" svg:x="6.08cm" svg:y="19.415cm">
          <text:p text:style-name="P1"><text:span text:style-name="T1">TrackingNumber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6.08cm" svg:y="21.955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6.08cm" svg:y="20.685cm">
          <text:p text:style-name="P3"><text:span text:style-name="T1">Distributor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1" draw:id="id11" draw:layer="layout" svg:width="3.175cm" svg:height="0.635cm" svg:x="6.08cm" svg:y="21.32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08cm" svg:y1="17.827cm" svg:x2="6.08cm" svg:y2="21.637cm" draw:start-shape="id10" draw:start-glue-point="3" draw:end-shape="id11" draw:end-glue-point="3" svg:d="M6080 17827h-502v3810h502" svg:viewBox="0 0 503 3811">
          <text:p/>
        </draw:connector>
        <draw:custom-shape draw:style-name="gr6" draw:text-style-name="P30" xml:id="id12" draw:id="id12" draw:layer="layout" svg:width="3.175cm" svg:height="0.635cm" svg:x="11.16cm" svg:y="17.51cm">
          <text:p text:style-name="P29"><text:span text:style-name="T9">WineId</text:span></text:p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3.175cm" svg:height="0.635cm" svg:x="11.16cm" svg:y="16.24cm">
          <text:p text:style-name="P31"><text:span text:style-name="T10">ProductOrderL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3" xml:id="id14" draw:id="id14" draw:layer="layout" svg:width="3.175cm" svg:height="0.635cm" svg:x="11.16cm" svg:y="16.875cm">
          <text:p text:style-name="P7"><text:span text:style-name="T3">OrderId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11.16cm" svg:y="21.955cm">
          <text:p text:style-name="P15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5cm" svg:height="0.635cm" svg:x="11.16cm" svg:y="20.685cm">
          <text:p text:style-name="P3"><text:span text:style-name="T1">W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xml:id="id13" draw:id="id13" draw:layer="layout" svg:width="3.175cm" svg:height="0.635cm" svg:x="11.16cm" svg:y="21.32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175cm" svg:height="0.635cm" svg:x="11.16cm" svg:y="22.59cm">
          <text:p text:style-name="P15"><text:span text:style-name="T5">Available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335cm" svg:y1="17.827cm" svg:x2="14.335cm" svg:y2="21.637cm" draw:start-shape="id12" draw:start-glue-point="1" draw:end-shape="id13" draw:end-glue-point="1" svg:d="M14335 17827h500v3810h-500" svg:viewBox="0 0 501 3811">
          <text:p/>
        </draw:connector>
        <draw:connector draw:style-name="gr3" draw:text-style-name="P9" draw:layer="layout" svg:x1="11.16cm" svg:y1="17.192cm" svg:x2="9.255cm" svg:y2="17.192cm" draw:start-shape="id14" draw:start-glue-point="3" draw:end-shape="id15" draw:end-glue-point="1" svg:d="M11160 17192h-1905" svg:viewBox="0 0 1906 1">
          <text:p/>
        </draw:connector>
        <draw:custom-shape draw:style-name="gr6" draw:text-style-name="P28" draw:layer="layout" svg:width="3.175cm" svg:height="0.635cm" svg:x="11.16cm" svg:y="18.145cm">
          <text:p text:style-name="P15"><text:span text:style-name="T5">Quantity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3.175cm" svg:height="0.635cm" svg:x="11.16cm" svg:y="9.255cm">
          <text:p text:style-name="P15"><text:span text:style-name="T5">Quant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1:01:12.789006221</meta:creation-date>
    <dc:date>2025-12-05T13:03:25.855029687</dc:date>
    <meta:editing-duration>PT11M31S</meta:editing-duration>
    <meta:editing-cycles>3</meta:editing-cycles>
    <meta:generator>LibreOffice/24.2.7.2$Linux_X86_64 LibreOffice_project/420$Build-2</meta:generator>
    <meta:document-statistic meta:object-count="49"/>
  </office:meta>
</office:document-meta>
</file>